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3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7bc65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77bc65"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ima_function_points_strutturato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row table:style-name="ro1">
          <table:table-cell table:style-name="ce21" office:value-type="string" calcext:value-type="string">
            <text:p>LOGICAL FILES 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2" office:value-type="string" calcext:value-type="string">
            <text:p>Files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FTR</text:p>
          </table:table-cell>
          <table:table-cell table:style-name="ce27" office:value-type="string" calcext:value-type="string">
            <text:p>DET</text:p>
          </table:table-cell>
          <table:table-cell table:style-name="ce27"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king spots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lots available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yments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4" office:value-type="string" calcext:value-type="string">
            <text:p>Total files</text:p>
          </table:table-cell>
          <table:table-cell table:style-name="Default" table:number-columns-repeated="3"/>
          <table:table-cell table:style-name="ce29" table:formula="of:=SUM([.E4:.E10])" office:value-type="float" office:value="49" calcext:value-type="float">
            <text:p>4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5" office:value-type="string" calcext:value-type="string">
            <text:p>OPERATIONS (EI, EO, EQ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2" office:value-type="string" calcext:value-type="string">
            <text:p>Func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FTR</text:p>
          </table:table-cell>
          <table:table-cell table:style-name="ce27" office:value-type="string" calcext:value-type="string">
            <text:p>DET</text:p>
          </table:table-cell>
          <table:table-cell table:style-name="ce27"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ccount registration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ount authentication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ount logout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ount's data modification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min dashboard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rch parking spots available</text:p>
          </table:table-cell>
          <table:table-cell office:value-type="string" calcext:value-type="string">
            <text:p>E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arch parking spots availables through filters</text:p>
          </table:table-cell>
          <table:table-cell office:value-type="string" calcext:value-type="string">
            <text:p>E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king spot reservation</text:p>
          </table:table-cell>
          <table:table-cell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ification to reservation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ete a reservation by driver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te a parking service offered by a resident as a driver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tification when a near parking spot is available</text:p>
          </table:table-cell>
          <table:table-cell office:value-type="string" calcext:value-type="string">
            <text:p>E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ert a new parking spot into the system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ert slot availability for a parking spot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ign a label to a parking spot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dent/Driver dashboard</text:p>
          </table:table-cell>
          <table:table-cell office:value-type="string" calcext:value-type="string">
            <text:p>EO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ete reservation request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tification for a new reservation request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te a driver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nge slot availability for a parking spot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ess to details of a parking spot</text:p>
          </table:table-cell>
          <table:table-cell office:value-type="string" calcext:value-type="string">
            <text:p>E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tting notification of successfully payment</text:p>
          </table:table-cell>
          <table:table-cell office:value-type="string" calcext:value-type="string">
            <text:p>E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4" office:value-type="string" calcext:value-type="string">
            <text:p>Totale Operazioni</text:p>
          </table:table-cell>
          <table:table-cell table:style-name="Default" table:number-columns-repeated="3"/>
          <table:table-cell table:style-name="ce29" table:formula="of:=SUM([.E18:.E39])" office:value-type="float" office:value="89" calcext:value-type="float">
            <text:p>8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6" office:value-type="string" calcext:value-type="string">
            <text:p>TOTAL FUNCTION POINTS</text:p>
          </table:table-cell>
          <table:table-cell table:style-name="Default" table:number-columns-repeated="3"/>
          <table:table-cell table:style-name="ce30" table:formula="of:=SUM([.E41]; [.E12])" office:value-type="float" office:value="138" calcext:value-type="float">
            <text:p>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5T13:47:51.279616421</dc:date>
    <meta:editing-duration>PT5M29S</meta:editing-duration>
    <meta:editing-cycles>1</meta:editing-cycles>
    <meta:generator>LibreOffice/7.4.7.2$Linux_X86_64 LibreOffice_project/40$Build-2</meta:generator>
    <meta:document-statistic meta:table-count="1" meta:cell-count="163" meta:object-count="0"/>
  </office:meta>
</office:document-meta>
</file>